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52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0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4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5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6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7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8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9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10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11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12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13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14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15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16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17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18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19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20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21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22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23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24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25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26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27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28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office:value-type="string" calcext:value-type="string">
            <text:p>d</text:p>
          </table:table-cell>
          <table:table-cell table:style-name="ce22" table:formula="of:=4-COLUMN(INDIRECT([.B29]&amp;1))" office:value-type="float" office:value="0" calcext:value-type="float">
            <text:p>0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30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31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32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33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34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35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36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/>
          <table:table-cell table:style-name="ce22" table:formula="of:=ROUND(AVERAGE([.C4];[.C6:.C10];[.C12];[.C14:.C20];[.C22:.C23];[.C26:.C32];[.C34:.C36]);1)" office:value-type="float" office:value="1.8" calcext:value-type="float">
            <text:p>1.8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/>
          <table:table-cell table:style-name="ce22" table:formula="of:=ROUND(AVERAGE([.C5];c1c11;[.C13];[.C21];[.C24];[.C25];[.C33]);1)" office:value-type="string" office:string-value="" calcext:value-type="error">
            <text:p>#NOM 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/>
          <table:table-cell table:style-name="ce22" table:formula="of:=ROUND(AVERAGE([.C4:.C36]);1)" office:value-type="float" office:value="1.9" calcext:value-type="float">
            <text:p>1.9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2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2"/>
          <table:table-cell table:style-name="ce9" table:number-columns-repeated="129"/>
          <table:table-cell table:number-columns-repeated="777"/>
        </table:table-row>
        <table:table-row table:style-name="ro1" table:number-rows-repeated="983040">
          <table:table-cell table:number-columns-repeated="909"/>
        </table:table-row>
        <table:table-row table:style-name="ro1">
          <table:table-cell table:number-columns-repeated="909"/>
        </table:table-row>
      </table:table>
      <table:table table:name="Histogramme (1)" table:style-name="ta1"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4" table:number-columns-repeated="253" table:default-cell-style-name="ce30"/>
        <table:table-row table:style-name="ro1">
          <table:table-cell table:style-name="ce29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9:58:22.954053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6T19:58:37.377075891</dc:date>
    <meta:editing-duration>P2DT17H46M56S</meta:editing-duration>
    <meta:editing-cycles>590</meta:editing-cycles>
    <meta:generator>LibreOffice/6.4.7.2$Linux_X86_64 LibreOffice_project/40$Build-2</meta:generator>
    <meta:document-statistic meta:table-count="2" meta:cell-count="190" meta:object-count="0"/>
  </office:meta>
</office:document-meta>
</file>